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5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6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5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5" draw:text-style-name="P5" xml:id="id12" draw:id="id12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6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5" draw:text-style-name="P5" xml:id="id13" draw:id="id13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6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7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7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  <draw:connector draw:style-name="gr7" draw:text-style-name="P1" draw:layer="layout" draw:type="line" svg:x1="39.813cm" svg:y1="25.205cm" svg:x2="36.213cm" svg:y2="27.442cm" draw:start-shape="id6" draw:start-glue-point="6" draw:end-shape="id12" draw:end-glue-point="4" svg:d="M39813 25205l-3600 2237" svg:viewBox="0 0 3601 2238">
          <text:p/>
        </draw:connector>
        <draw:connector draw:style-name="gr7" draw:text-style-name="P1" draw:layer="layout" draw:type="line" svg:x1="39.813cm" svg:y1="25.205cm" svg:x2="43.813cm" svg:y2="27.443cm" draw:start-shape="id6" draw:start-glue-point="6" draw:end-shape="id13" draw:end-glue-point="4" svg:d="M39813 25205l4000 2238" svg:viewBox="0 0 40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3:02.900618021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71"/>
  </office:meta>
</office:document-meta>
</file>